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cm" fo:min-width="3.6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3.6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1.9cm" svg:x="1.9cm" svg:y="2.6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.3cm" svg:x="1.9cm" svg:y="7cm">
          <text:p text:style-name="P1">Course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3.9cm" svg:y1="4.5cm" svg:x2="3.9cm" svg:y2="6.9cm">
            <text:p/>
          </draw:line>
          <draw:line draw:style-name="gr3" draw:text-style-name="P1" draw:layer="layout" svg:x1="3.9cm" svg:y1="5.2cm" svg:x2="3.4cm" svg:y2="4.5cm">
            <text:p/>
          </draw:line>
          <draw:line draw:style-name="gr3" draw:text-style-name="P1" draw:layer="layout" svg:x1="4.4cm" svg:y1="4.5cm" svg:x2="3.9cm" svg:y2="5.2cm">
            <text:p/>
          </draw:line>
        </draw:g>
        <draw:g>
          <draw:line draw:style-name="gr3" draw:text-style-name="P1" draw:layer="layout" svg:x1="8.4cm" svg:y1="3.5cm" svg:x2="6cm" svg:y2="3.506cm">
            <text:p/>
          </draw:line>
          <draw:line draw:style-name="gr3" draw:text-style-name="P1" draw:layer="layout" svg:x1="7.7cm" svg:y1="3.502cm" svg:x2="8.399cm" svg:y2="3cm">
            <text:p/>
          </draw:line>
          <draw:line draw:style-name="gr3" draw:text-style-name="P1" draw:layer="layout" svg:x1="8.401cm" svg:y1="4cm" svg:x2="7.7cm" svg:y2="3.502cm">
            <text:p/>
          </draw:line>
        </draw:g>
        <draw:g>
          <draw:line draw:style-name="gr3" draw:text-style-name="P1" draw:layer="layout" svg:x1="12.5cm" svg:y1="3.504cm" svg:x2="14.9cm" svg:y2="3.495cm">
            <text:p/>
          </draw:line>
          <draw:line draw:style-name="gr3" draw:text-style-name="P1" draw:layer="layout" svg:x1="13.2cm" svg:y1="3.502cm" svg:x2="12.502cm" svg:y2="4.005cm">
            <text:p/>
          </draw:line>
          <draw:line draw:style-name="gr3" draw:text-style-name="P1" draw:layer="layout" svg:x1="12.498cm" svg:y1="3.005cm" svg:x2="13.2cm" svg:y2="3.502cm">
            <text:p/>
          </draw:line>
        </draw:g>
        <draw:custom-shape draw:style-name="gr1" draw:text-style-name="P1" draw:layer="layout" svg:width="4.1cm" svg:height="1.9cm" svg:x="14.9cm" svg:y="2.6cm">
          <text:p text:style-name="P1">Rid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cm" svg:height="1.9cm" svg:x="8.4cm" svg:y="2.6cm">
          <text:p text:style-name="P1">Record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cm" svg:height="2.3cm" svg:x="8.4cm" svg:y="6.9cm">
          <text:p text:style-name="P1">Team</text:p>
          <text:p text:style-name="P1">Cambridge</text:p>
          <text:p text:style-name="P1">Record</text:p>
          <draw:enhanced-geometry svg:viewBox="0 0 21600 21600" draw:type="rectangle" draw:enhanced-path="M 0 0 L 21600 0 21600 21600 0 21600 0 0 Z N"/>
        </draw:custom-shape>
        <draw:g>
          <draw:line draw:style-name="gr3" draw:text-style-name="P1" draw:layer="layout" svg:x1="10.394cm" svg:y1="4.5cm" svg:x2="10.413cm" svg:y2="6.9cm">
            <text:p/>
          </draw:line>
          <draw:line draw:style-name="gr3" draw:text-style-name="P1" draw:layer="layout" svg:x1="10.4cm" svg:y1="5.2cm" svg:x2="9.894cm" svg:y2="4.504cm">
            <text:p/>
          </draw:line>
          <draw:line draw:style-name="gr3" draw:text-style-name="P1" draw:layer="layout" svg:x1="10.894cm" svg:y1="4.496cm" svg:x2="10.4cm" svg:y2="5.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1T16:11:22.230000000</meta:creation-date>
    <dc:date>2014-11-01T16:13:05.381000000</dc:date>
    <meta:editing-duration>PT1M43S</meta:editing-duration>
    <meta:editing-cycles>1</meta:editing-cycles>
    <meta:document-statistic meta:object-count="21"/>
    <meta:generator>LibreOffice/4.3.2.2$Windows_x86 LibreOffice_project/edfb5295ba211bd31ad47d0bad0118690f76407d</meta:generator>
  </office:meta>
</office:document-meta>
</file>